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style:text-underline-style="none" officeooo:rsid="00189e9f" officeooo:paragraph-rsid="0021d9c3" style:font-name-asian="Ubuntu Medium" style:font-size-asian="11pt" style:font-size-complex="11pt"/>
    </style:style>
    <style:style style:name="P2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officeooo:rsid="00189e9f" officeooo:paragraph-rsid="00189e9f" style:font-name-asian="Ubuntu Medium" style:font-size-asian="11pt" style:font-size-complex="11pt"/>
    </style:style>
    <style:style style:name="P3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officeooo:rsid="00189e9f" officeooo:paragraph-rsid="00200b04" style:font-name-asian="Ubuntu Medium" style:font-size-asian="11pt" style:font-size-complex="11pt"/>
    </style:style>
    <style:style style:name="P4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weight="bold" officeooo:rsid="00189e9f" officeooo:paragraph-rsid="00189e9f" style:font-name-asian="Ubuntu Medium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weight="normal" officeooo:rsid="001e3bbc" officeooo:paragraph-rsid="001e3bbc" style:font-name-asian="Ubuntu Medium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weight="normal" officeooo:rsid="00189e9f" officeooo:paragraph-rsid="00189e9f" style:font-name-asian="Ubuntu Medium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italic" officeooo:rsid="00163079" officeooo:paragraph-rsid="00174147" style:font-name-asian="Ubuntu Medium" style:font-size-asian="11pt" style:font-style-asian="italic" style:font-size-complex="11pt" style:font-style-complex="italic"/>
    </style:style>
    <style:style style:name="P8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italic" officeooo:rsid="00163079" officeooo:paragraph-rsid="00163079" style:font-name-asian="Ubuntu Medium" style:font-size-asian="11pt" style:font-style-asian="italic" style:font-size-complex="11pt" style:font-style-complex="italic"/>
    </style:style>
    <style:style style:name="P9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fo:font-style="italic" officeooo:rsid="00163079" officeooo:paragraph-rsid="002002ec" style:font-name-asian="Ubuntu Medium" style:font-size-asian="11pt" style:font-style-asian="italic" style:font-size-complex="11pt" style:font-style-complex="italic"/>
    </style:style>
    <style:style style:name="P10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fo:font-style="italic" officeooo:rsid="00163079" officeooo:paragraph-rsid="00200b04" style:font-name-asian="Ubuntu Medium" style:font-size-asian="11pt" style:font-style-asian="italic" style:font-size-complex="11pt" style:font-style-complex="italic"/>
    </style:style>
    <style:style style:name="P11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italic" officeooo:rsid="00189e9f" officeooo:paragraph-rsid="00189e9f" style:font-name-asian="Ubuntu Medium" style:font-size-asian="11pt" style:font-style-asian="italic" style:font-size-complex="11pt" style:font-style-complex="italic"/>
    </style:style>
    <style:style style:name="P12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normal" fo:font-weight="bold" officeooo:rsid="00189e9f" officeooo:paragraph-rsid="00189e9f" style:font-name-asian="Ubuntu Medium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fo:font-style="normal" style:text-underline-style="none" fo:font-weight="bold" officeooo:rsid="00163079" style:font-name-asian="Ubuntu Medium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normal" style:text-underline-style="none" fo:font-weight="bold" officeooo:rsid="00163079" officeooo:paragraph-rsid="00174147" style:font-name-asian="Ubuntu Medium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fo:font-style="normal" style:text-underline-style="none" fo:font-weight="bold" officeooo:rsid="00163079" officeooo:paragraph-rsid="00200b04" style:font-name-asian="Ubuntu Medium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fo:font-style="normal" style:text-underline-style="none" fo:font-weight="normal" officeooo:rsid="00189e9f" officeooo:paragraph-rsid="00200b04" style:font-name-asian="Ubuntu Medium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ext_20_body">
      <style:paragraph-properties fo:margin-left="0.3846in" fo:margin-right="0in" fo:text-align="start" style:justify-single-word="false" fo:text-indent="0in" style:auto-text-indent="false"/>
      <style:text-properties style:font-name="Ubuntu Medium" fo:font-size="11pt" officeooo:rsid="00189e9f" officeooo:paragraph-rsid="00189e9f" style:font-name-asian="Ubuntu Medium" style:font-size-asian="11pt" style:font-size-complex="11pt"/>
    </style:style>
    <style:style style:name="P18" style:family="paragraph" style:parent-style-name="Heading_20_3">
      <style:paragraph-properties fo:margin-left="0.4925in" fo:margin-right="0in" fo:text-align="start" style:justify-single-word="false" fo:text-indent="-0.5in" style:auto-text-indent="false"/>
      <style:text-properties style:text-underline-style="none" officeooo:rsid="00163079"/>
    </style:style>
    <style:style style:name="P19" style:family="paragraph" style:parent-style-name="Heading_20_4">
      <style:paragraph-properties fo:margin-left="0.9846in" fo:margin-right="0in" fo:text-indent="-0.6in" style:auto-text-indent="false"/>
    </style:style>
    <style:style style:name="P20" style:family="paragraph" style:parent-style-name="Heading_20_4">
      <style:paragraph-properties fo:margin-left="0.9846in" fo:margin-right="0in" fo:text-align="start" style:justify-single-word="false" fo:text-indent="-0.6in" style:auto-text-indent="false"/>
      <style:text-properties officeooo:rsid="00163079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officeooo:rsid="00163079" style:font-weight-asian="bold" style:font-weight-complex="bold"/>
    </style:style>
    <style:style style:name="T3" style:family="text">
      <style:text-properties style:text-underline-style="none" officeooo:rsid="00163079"/>
    </style:style>
    <style:style style:name="T4" style:family="text">
      <style:text-properties style:text-underline-style="none" officeooo:rsid="002002ec"/>
    </style:style>
    <style:style style:name="T5" style:family="text">
      <style:text-properties style:text-underline-style="none" officeooo:rsid="00200b04"/>
    </style:style>
    <style:style style:name="T6" style:family="text">
      <style:text-properties style:text-underline-style="none" officeooo:rsid="0021d9c3"/>
    </style:style>
    <style:style style:name="T7" style:family="text">
      <style:text-properties officeooo:rsid="001e3bbc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3">进程</text:h>
      <text:h text:style-name="P19" text:outline-level="4"><text:span text:style-name="T3">fork</text:span></text:h>
      <text:p text:style-name="P13">--原型--</text:p>
      <text:p text:style-name="P9"><text:span text:style-name="T1">#include &lt;unistd.h&gt;</text:span></text:p>
      <text:p text:style-name="P10"><text:span text:style-name="T1">pid_t fork(void);</text:span></text:p>
      <text:p text:style-name="P15">--描述--</text:p>
      <text:p text:style-name="P3"><text:span text:style-name="T1">以复制”调用fork函数的进程本身“的方式创建新进程</text:span></text:p>
      <text:p text:style-name="P15">--返回值--</text:p>
      <text:p text:style-name="P16">在父进程中返回子进程pid，在子进程中返回0</text:p>
      <text:p text:style-name="P15">--more--</text:p>
      <text:p text:style-name="P1">APUE p172（cn）/ p211（en）</text:p>
      <text:h text:style-name="P18" text:outline-level="3">信号</text:h>
      <text:h text:style-name="P20" text:outline-level="4">signal</text:h>
      <text:p text:style-name="P14">--原型--</text:p>
      <text:p text:style-name="P7">#include &lt;signal.h&gt;</text:p>
      <text:p text:style-name="P8">typedef void (*sighandler_t)(int);</text:p>
      <text:p text:style-name="P11">sighandler_t signal(int signum, sighandler_t handler); </text:p>
      <text:p text:style-name="P12">--描述--</text:p>
      <text:p text:style-name="P2">singal绑定信号signum和信号处理函数handler，并将绑定信息通知操作系统内核。</text:p>
      <text:p text:style-name="P17">当程序执行过signal函数后，当程序收到它绑定的信号signum后，handler函数会被执行</text:p>
      <text:p text:style-name="P4">--参数--</text:p>
      <text:p text:style-name="P6">signum为需绑定的信号，handler为信号处理函数地址</text:p>
      <text:p text:style-name="P4">--返回值--</text:p>
      <text:p text:style-name="P4"><text:span text:style-name="T8">信号处理函数地址hangdler</text:span></text:p>
      <text:p text:style-name="P4">--<text:span text:style-name="T7">more--</text:span></text:p>
      <text:p text:style-name="P5">APUE p240（cn）/ p298（en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background-color="transparent" fo:padding="0.0201in" fo:border="0.06pt solid #000000" style:shadow="#808080 0.0701in 0.0701in"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4-04-16T21:35:58</meta:creation-date>
    <dc:date>2014-04-16T22:41:55</dc:date>
    <dc:creator>Kevin </dc:creator>
    <meta:editing-duration>PT39M34S</meta:editing-duration>
    <meta:editing-cycles>21</meta:editing-cycles>
    <meta:generator>LibreOffice/4.0.2.2$Linux_x86 LibreOffice_project/400m0$Build-2</meta:generator>
    <meta:document-statistic meta:table-count="0" meta:image-count="0" meta:object-count="0" meta:page-count="1" meta:paragraph-count="26" meta:word-count="207" meta:character-count="452" meta:non-whitespace-character-count="438"/>
  </office:meta>
</office:document-meta>
</file>